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80000024E6D42F8D000FC3EBB.png" manifest:media-type="image/png"/>
  <manifest:file-entry manifest:full-path="Pictures/10000000000004980000024E1670DC29B31B9A7E.png" manifest:media-type="image/png"/>
  <manifest:file-entry manifest:full-path="Pictures/10000000000002FB00000321A4D4BE140B6E63EB.png" manifest:media-type="image/png"/>
  <manifest:file-entry manifest:full-path="Pictures/10000000000002FB000003215ECE128A642207D3.png" manifest:media-type="image/png"/>
  <manifest:file-entry manifest:full-path="Pictures/10000000000002FB000003215F0C87E8FDF6F975.png" manifest:media-type="image/png"/>
  <manifest:file-entry manifest:full-path="Pictures/100000000000019600000321CEB2450412557D96.png" manifest:media-type="image/png"/>
  <manifest:file-entry manifest:full-path="Pictures/10000000000001960000032193FF7449FB368865.png" manifest:media-type="image/png"/>
  <manifest:file-entry manifest:full-path="Pictures/100000000000019600000321930B3BFD63DD26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81cm" svg:stroke-color="#7b3d00" draw:marker-start-width="0.321cm" draw:marker-end-width="0.321cm" draw:fill="solid" draw:fill-color="#77bc65" fo:min-height="0.556cm" fo:padding-top="0.165cm" fo:padding-bottom="0.165cm" fo:padding-left="0.29cm" fo:padding-right="0.29cm" draw:shadow="visible" draw:shadow-offset-x="0.106cm" draw:shadow-offset-y="0.106cm" draw:shadow-color="#7b3d00" draw:shadow-opacity="70%"/>
      <style:paragraph-properties style:writing-mode="lr-tb"/>
    </style:style>
    <style:style style:name="gr3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11.647cm" fo:min-width="17.634cm" fo:padding-top="0.165cm" fo:padding-bottom="0.165cm" fo:padding-left="0.29cm" fo:padding-right="0.29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19cm, 0cm, 0.937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55cm, 0cm, 0.937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15cm, 0cm, 0.937cm)" draw:image-opacity="100%" style:mirror="none"/>
    </style:style>
    <style:style style:name="gr7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6.867cm" fo:min-width="18.808cm" fo:padding-top="0.165cm" fo:padding-bottom="0.165cm" fo:padding-left="0.29cm" fo:padding-right="0.29cm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81cm" svg:stroke-color="#7b3d00" draw:marker-start-width="0.321cm" draw:marker-end-width="0.321cm" draw:fill="solid" draw:fill-color="#77bc65" fo:min-height="0cm" fo:padding-top="0.165cm" fo:padding-bottom="0.165cm" fo:padding-left="0.29cm" fo:padding-right="0.29cm" draw:shadow="visible" draw:shadow-offset-x="0.106cm" draw:shadow-offset-y="0.106cm" draw:shadow-color="#7b3d00" draw:shadow-opacity="7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7bc65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077cm" svg:height="11.989cm" svg:x="1.701cm" svg:y="1.641cm">
          <draw:image xlink:href="Pictures/100000000000019600000321930B3BFD63DD269B.png" xlink:type="simple" xlink:show="embed" xlink:actuate="onLoad" draw:mime-type="image/png">
            <text:p/>
          </draw:image>
        </draw:frame>
        <draw:frame draw:style-name="gr1" draw:text-style-name="P1" draw:layer="layout" svg:width="6.077cm" svg:height="11.989cm" svg:x="7.759cm" svg:y="1.641cm">
          <draw:image xlink:href="Pictures/10000000000001960000032193FF7449FB368865.png" xlink:type="simple" xlink:show="embed" xlink:actuate="onLoad" draw:mime-type="image/png">
            <text:p/>
          </draw:image>
        </draw:frame>
        <draw:frame draw:style-name="gr1" draw:text-style-name="P1" draw:layer="layout" svg:width="6.077cm" svg:height="11.989cm" svg:x="13.817cm" svg:y="1.641cm">
          <draw:image xlink:href="Pictures/100000000000019600000321CEB2450412557D96.png" xlink:type="simple" xlink:show="embed" xlink:actuate="onLoad" draw:mime-type="image/png">
            <text:p/>
          </draw:image>
        </draw:frame>
        <draw:frame draw:style-name="gr2" draw:text-style-name="P2" draw:layer="layout" svg:width="18.166cm" svg:height="0.886cm" svg:x="1.72cm" svg:y="13.584cm">
          <draw:text-box>
            <text:p><text:span text:style-name="T1"><text:tab/></text:span><text:span text:style-name="T1">REFERENCIA </text:span><text:span text:style-name="T1"><text:tab/></text:span><text:span text:style-name="T1"><text:tab/></text:span><text:span text:style-name="T1">MODELO PEQUEÑO </text:span><text:span text:style-name="T1"><text:tab/></text:span><text:span text:style-name="T1"><text:tab/></text:span><text:span text:style-name="T1">MODELO MEDIO</text:span></text:p>
          </draw:text-box>
        </draw:frame>
        <draw:custom-shape draw:style-name="gr3" draw:text-style-name="P1" draw:layer="layout" svg:width="18.214cm" svg:height="11.977cm" svg:x="1.699cm" svg:y="1.61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frame draw:style-name="gr4" draw:text-style-name="P1" draw:layer="layout" svg:width="6.499cm" svg:height="7.237cm" svg:x="1.051cm" svg:y="1.331cm">
          <draw:image xlink:href="Pictures/10000000000002FB000003215F0C87E8FDF6F975.png" xlink:type="simple" xlink:show="embed" xlink:actuate="onLoad" draw:mime-type="image/png">
            <text:p/>
          </draw:image>
        </draw:frame>
        <draw:frame draw:style-name="gr5" draw:text-style-name="P1" draw:layer="layout" svg:width="6.521cm" svg:height="7.237cm" svg:x="7.501cm" svg:y="1.331cm">
          <draw:image xlink:href="Pictures/10000000000002FB000003215ECE128A642207D3.png" xlink:type="simple" xlink:show="embed" xlink:actuate="onLoad" draw:mime-type="image/png">
            <text:p/>
          </draw:image>
        </draw:frame>
        <draw:frame draw:style-name="gr6" draw:text-style-name="P1" draw:layer="layout" svg:width="6.432cm" svg:height="7.237cm" svg:x="14.001cm" svg:y="1.331cm">
          <draw:image xlink:href="Pictures/10000000000002FB00000321A4D4BE140B6E63EB.png" xlink:type="simple" xlink:show="embed" xlink:actuate="onLoad" draw:mime-type="image/png">
            <text:p/>
          </draw:image>
        </draw:frame>
        <draw:frame draw:style-name="gr2" draw:text-style-name="P2" draw:layer="layout" svg:width="19.316cm" svg:height="0.886cm" svg:x="1.095cm" svg:y="8.563cm">
          <draw:text-box>
            <text:p><text:span text:style-name="T1"><text:tab/></text:span><text:span text:style-name="T1">REFERENCIA </text:span><text:span text:style-name="T1"><text:tab/></text:span><text:span text:style-name="T1"><text:tab/></text:span><text:span text:style-name="T1"> <text:s/>MODELO PEQUEÑO </text:span><text:span text:style-name="T1"><text:tab/></text:span><text:span text:style-name="T1"> <text:s text:c="4"/>MODELO MEDIO</text:span></text:p>
          </draw:text-box>
        </draw:frame>
        <draw:custom-shape draw:style-name="gr7" draw:text-style-name="P1" draw:layer="layout" svg:width="19.388cm" svg:height="7.197cm" svg:x="1.087cm" svg:y="1.34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frame draw:style-name="gr8" draw:text-style-name="P3" draw:layer="layout" svg:width="19.589cm" svg:height="9.827cm" svg:x="1.001cm" svg:y="10.807cm">
          <draw:image xlink:href="Pictures/10000000000004980000024E1670DC29B31B9A7E.png" xlink:type="simple" xlink:show="embed" xlink:actuate="onLoad" draw:mime-type="image/png">
            <text:p/>
          </draw:image>
        </draw:frame>
        <draw:frame draw:style-name="gr8" draw:text-style-name="P3" draw:layer="layout" svg:width="19.589cm" svg:height="9.827cm" svg:x="1.001cm" svg:y="1cm">
          <draw:image xlink:href="Pictures/10000000000004980000024E6D42F8D000FC3EBB.png" xlink:type="simple" xlink:show="embed" xlink:actuate="onLoad" draw:mime-type="image/png">
            <text:p/>
          </draw:image>
        </draw:frame>
        <draw:frame draw:style-name="gr2" draw:text-style-name="P2" draw:layer="layout" svg:width="4.318cm" svg:height="0.886cm" svg:x="1cm" svg:y="1cm">
          <draw:text-box>
            <text:p><text:span text:style-name="T1">Sapling trees</text:span></text:p>
          </draw:text-box>
        </draw:frame>
        <draw:frame draw:style-name="gr9" draw:text-style-name="P2" draw:layer="layout" svg:width="4.318cm" svg:height="0.886cm" svg:x="1cm" svg:y="10.975cm">
          <draw:text-box>
            <text:p><text:span text:style-name="T1">Wytham wood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30T13:12:23.624901548</meta:creation-date>
    <dc:date>2024-09-30T18:26:08.854103502</dc:date>
    <meta:editing-duration>PT25M22S</meta:editing-duration>
    <meta:editing-cycles>6</meta:editing-cycles>
    <meta:generator>LibreOffice/7.3.7.2$Linux_X86_64 LibreOffice_project/30$Build-2</meta:generator>
    <meta:document-statistic meta:object-count="14"/>
  </office:meta>
</office:document-meta>
</file>